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0c5" officeooo:paragraph-rsid="00077c91"/>
    </style:style>
    <style:style style:name="T1" style:family="text">
      <style:text-properties officeooo:rsid="00077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6"/>ASSIGNMENT NO 3 <text:s text:c="6"/></text:p>
      <text:p text:style-name="P1"/>
      <text:p text:style-name="P1"/>
      <text:p text:style-name="P1"/>
      <text:p text:style-name="P1"/>
      <text:p text:style-name="P1">Q:1 <text:s/>Does ansi recognize the datatype DATE?</text:p>
      <text:p text:style-name="P1"><text:s text:c="5"/>Ans:<text:span text:style-name="T1">N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 <text:s/>which subdivision of sql is used to insert values in tables?</text:p>
      <text:p text:style-name="P1"><text:s text:c="3"/>Aans:DDl</text:p>
      <text:p text:style-name="P1"><text:s text:c="3"/>are the different components of SQL</text:p>
      <text:p text:style-name="P1"><text:s text:c="7"/>DDL – Data Definition Language(create ,drop)</text:p>
      <text:p text:style-name="P1"><text:s text:c="4"/>DQL – Data Query Language <text:s/>(select)</text:p>
      <text:p text:style-name="P1"><text:s text:c="4"/>DML – Data Manipulation Language(update ,insert,delete)</text:p>
      <text:p text:style-name="P1"><text:s text:c="4"/>DCL – Data Control Language </text:p>
      <text:p text:style-name="P1"><text:s text:c="4"/>TCL – Transaction Control Language</text:p>
      <text:p text:style-name="P1"><text:s text:c="4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32:39.835390668</meta:creation-date>
    <dc:date>2023-09-13T17:33:44.200596372</dc:date>
    <meta:editing-duration>PT1M4S</meta:editing-duration>
    <meta:editing-cycles>1</meta:editing-cycles>
    <meta:document-statistic meta:table-count="0" meta:image-count="0" meta:object-count="0" meta:page-count="1" meta:paragraph-count="12" meta:word-count="53" meta:character-count="468" meta:non-whitespace-character-count="316"/>
    <meta:generator>LibreOffice/7.3.5.2$Linux_X86_64 LibreOffice_project/30$Build-2</meta:generator>
  </office:meta>
</office:document-meta>
</file>